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Standard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список терминов, понятий, и их описание для HTML, лаконично, для каждой темы и аспекта, и структурируй от начала, и по разделам</text:p>
      <text:p text:style-name="Standard">ChatGPT</text:p>
      <text:p text:style-name="P8">ChatGPT</text:p>
      <text:h text:style-name="Heading_20_3" text:outline-level="3">Основы HTML:</text:h>
      <text:list xml:id="list2522177128699513179" text:style-name="L1">
        <text:list-item>
          <text:p text:style-name="P1"><text:span text:style-name="Strong_20_Emphasis">HTML (HyperText Markup Language):</text:span> Стандартный язык разметки для создания веб-страниц.</text:p>
        </text:list-item>
        <text:list-item>
          <text:p text:style-name="P1"><text:span text:style-name="Strong_20_Emphasis">Тег (Tag):</text:span> Основная единица разметки, обозначает начало и конец элемента.</text:p>
        </text:list-item>
        <text:list-item>
          <text:p text:style-name="P1"><text:span text:style-name="Strong_20_Emphasis">Атрибут (Attribute):</text:span> Дополнительная информация о элементах, модифицирует их поведение или внешний вид.</text:p>
        </text:list-item>
      </text:list>
      <text:h text:style-name="Heading_20_3" text:outline-level="3">Структура HTML:</text:h>
      <text:list xml:id="list6239332936814354498" text:style-name="L2">
        <text:list-item>
          <text:p text:style-name="P2"><text:span text:style-name="Strong_20_Emphasis">DOCTYPE:</text:span> Объявление версии HTML документа.</text:p>
        </text:list-item>
        <text:list-item>
          <text:p text:style-name="P2"><text:span text:style-name="Strong_20_Emphasis">Элементы структуры:</text:span> <text:span text:style-name="Source_20_Text">&lt;html&gt;</text:span>, <text:span text:style-name="Source_20_Text">&lt;head&gt;</text:span>, <text:span text:style-name="Source_20_Text">&lt;title&gt;</text:span>, <text:span text:style-name="Source_20_Text">&lt;body&gt;</text:span> - определяют структуру веб-страницы.</text:p>
        </text:list-item>
        <text:list-item>
          <text:p text:style-name="P2"><text:span text:style-name="Strong_20_Emphasis">Метатег (Meta Tag):</text:span> Предоставляет метаданные о документе, такие как кодировка символов и описание.</text:p>
        </text:list-item>
      </text:list>
      <text:h text:style-name="Heading_20_3" text:outline-level="3">Элементы содержимого:</text:h>
      <text:list xml:id="list5453575379849360364" text:style-name="L3">
        <text:list-item>
          <text:p text:style-name="P3"><text:span text:style-name="Strong_20_Emphasis">Текстовые элементы:</text:span> <text:span text:style-name="Source_20_Text">&lt;p&gt;</text:span>, <text:span text:style-name="Source_20_Text">&lt;h1&gt;</text:span>-<text:span text:style-name="Source_20_Text">&lt;h6&gt;</text:span>, <text:span text:style-name="Source_20_Text">&lt;strong&gt;</text:span>, <text:span text:style-name="Source_20_Text">&lt;em&gt;</text:span> - форматируют и отображают текст.</text:p>
        </text:list-item>
        <text:list-item>
          <text:p text:style-name="P3"><text:span text:style-name="Strong_20_Emphasis">Ссылка (Link):</text:span> <text:span text:style-name="Source_20_Text">&lt;a&gt;</text:span> - создает ссылки на другие веб-страницы или ресурсы.</text:p>
        </text:list-item>
        <text:list-item>
          <text:p text:style-name="P3"><text:span text:style-name="Strong_20_Emphasis">Изображение (Image):</text:span> <text:span text:style-name="Source_20_Text">&lt;img&gt;</text:span> - вставляет изображения на веб-страницы.</text:p>
        </text:list-item>
      </text:list>
      <text:h text:style-name="Heading_20_3" text:outline-level="3">Списки и таблицы:</text:h>
      <text:list xml:id="list1528642902526444391" text:style-name="L4">
        <text:list-item>
          <text:p text:style-name="P4"><text:span text:style-name="Strong_20_Emphasis">Списки:</text:span> <text:span text:style-name="Source_20_Text">&lt;ul&gt;</text:span>, <text:span text:style-name="Source_20_Text">&lt;ol&gt;</text:span>, <text:span text:style-name="Source_20_Text">&lt;li&gt;</text:span> - представляют информацию в виде списков.</text:p>
        </text:list-item>
        <text:list-item>
          <text:p text:style-name="P4"><text:span text:style-name="Strong_20_Emphasis">Таблицы:</text:span> <text:span text:style-name="Source_20_Text">&lt;table&gt;</text:span>, <text:span text:style-name="Source_20_Text">&lt;tr&gt;</text:span>, <text:span text:style-name="Source_20_Text">&lt;td&gt;</text:span> - отображают данные в строках и столбцах.</text:p>
        </text:list-item>
      </text:list>
      <text:h text:style-name="Heading_20_3" text:outline-level="3">Формы и взаимодействие:</text:h>
      <text:list xml:id="list5781713595723365825" text:style-name="L5">
        <text:list-item>
          <text:p text:style-name="P5"><text:span text:style-name="Strong_20_Emphasis">Формы:</text:span> <text:span text:style-name="Source_20_Text">&lt;form&gt;</text:span>, <text:span text:style-name="Source_20_Text">&lt;input&gt;</text:span>, <text:span text:style-name="Source_20_Text">&lt;textarea&gt;</text:span>, <text:span text:style-name="Source_20_Text">&lt;select&gt;</text:span> - собирают пользовательский ввод.</text:p>
        </text:list-item>
      </text:list>
      <text:h text:style-name="Heading_20_3" text:outline-level="3">Семантическая разметка:</text:h>
      <text:list xml:id="list3618242067135458311" text:style-name="L6">
        <text:list-item>
          <text:p text:style-name="P6"><text:span text:style-name="Strong_20_Emphasis">Семантические элементы:</text:span> <text:span text:style-name="Source_20_Text">&lt;header&gt;</text:span>, <text:span text:style-name="Source_20_Text">&lt;footer&gt;</text:span>, <text:span text:style-name="Source_20_Text">&lt;nav&gt;</text:span>, <text:span text:style-name="Source_20_Text">&lt;article&gt;</text:span> - передают смысл и значение контента.</text:p>
        </text:list-item>
      </text:list>
      <text:h text:style-name="Heading_20_3" text:outline-level="3">Дополнительные аспекты:</text:h>
      <text:list xml:id="list5457704196563080969" text:style-name="L7">
        <text:list-item>
          <text:p text:style-name="P7"><text:span text:style-name="Strong_20_Emphasis">HTML5:</text:span> Последняя версия HTML с новыми элементами и API для веб-разработки.</text:p>
        </text:list-item>
        <text:list-item>
          <text:p text:style-name="P7"><text:span text:style-name="Strong_20_Emphasis">Глобальные атрибуты:</text:span> Атрибуты, применимые к любым HTML элементам, такие <text:soft-page-break/>как <text:span text:style-name="Source_20_Text">id</text:span>, <text:span text:style-name="Source_20_Text">class</text:span>, и <text:span text:style-name="Source_20_Text">styl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4</meta:editing-cycles>
    <meta:generator>OpenOffice/4.1.14$Win32 OpenOffice.org_project/4114m1$Build-9811</meta:generator>
    <dc:date>2024-04-30T12:11:50.57</dc:date>
    <dc:creator>Dima Wide</dc:creator>
    <meta:document-statistic meta:table-count="0" meta:image-count="0" meta:object-count="0" meta:page-count="2" meta:paragraph-count="25" meta:word-count="212" meta:character-count="1488"/>
    <meta:user-defined meta:name="Info 1"/>
    <meta:user-defined meta:name="Info 2"/>
    <meta:user-defined meta:name="Info 3"/>
    <meta:user-defined meta:name="Info 4"/>
  </office:meta>
</office:document-meta>
</file>